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L1</text:p>
          </table:table-cell>
          <table:table-cell office:value-type="float" office:value="87.4">
            <text:p>87.4</text:p>
          </table:table-cell>
          <table:table-cell>
            <draw:frame table:end-cell-address="Sheet1.J20" table:end-x="0.4665in" table:end-y="0.0524in" draw:z-index="0" draw:style-name="gr1" svg:width="6.1362in" svg:height="4.1354in" svg:x="0.5531in" svg:y="0.0835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L2</text:p>
          </table:table-cell>
          <table:table-cell office:value-type="float" office:value="98.4238178634">
            <text:p>98.42</text:p>
          </table:table-cell>
          <table:table-cell table:number-columns-repeated="3"/>
        </table:table-row>
        <table:table-row table:style-name="ro1">
          <table:table-cell office:value-type="string">
            <text:p>L3</text:p>
          </table:table-cell>
          <table:table-cell office:value-type="float" office:value="92.131147541">
            <text:p>92.13</text:p>
          </table:table-cell>
          <table:table-cell table:number-columns-repeated="3"/>
        </table:table-row>
        <table:table-row table:style-name="ro1">
          <table:table-cell office:value-type="string">
            <text:p>H1</text:p>
          </table:table-cell>
          <table:table-cell office:value-type="float" office:value="84.78">
            <text:p>84.78</text:p>
          </table:table-cell>
          <table:table-cell table:number-columns-repeated="3"/>
        </table:table-row>
        <table:table-row table:style-name="ro1">
          <table:table-cell office:value-type="string">
            <text:p>H2</text:p>
          </table:table-cell>
          <table:table-cell office:value-type="float" office:value="94.9">
            <text:p>94.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L1</text:p>
          </table:table-cell>
          <table:table-cell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L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L3</text:p>
          </table:table-cell>
          <table:table-cell table:number-columns-repeated="4"/>
        </table:table-row>
        <table:table-row table:style-name="ro1">
          <table:table-cell office:value-type="string">
            <text:p>H1</text:p>
          </table:table-cell>
          <table:table-cell table:number-columns-repeated="4"/>
        </table:table-row>
        <table:table-row table:style-name="ro1">
          <table:table-cell office:value-type="string">
            <text:p>H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  <draw:frame table:end-cell-address="Sheet1.J172" table:end-x="0.087in" table:end-y="0.1244in" draw:z-index="1" draw:style-name="gr1" svg:width="6.3531in" svg:height="4.4906in" svg:x="0.8457in" svg:y="0.0197in">
              <draw:object draw:notify-on-update-of-ranges="Sheet1.A17:Sheet1.B16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7">02/17/2009</text:date>, <text:time>18:2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Jacob Hurst</meta:initial-creator>
    <meta:creation-date>2009-02-17T15:38:03</meta:creation-date>
    <dc:creator>Jacob Hurst</dc:creator>
    <dc:date>2009-02-17T18:20:38</dc:date>
    <dc:language>en-US</dc:language>
    <meta:editing-cycles>4</meta:editing-cycles>
    <meta:editing-duration>PT2H42M40S</meta:editing-duration>
    <meta:user-defined meta:name="Info 1"/>
    <meta:user-defined meta:name="Info 2"/>
    <meta:user-defined meta:name="Info 3"/>
    <meta:user-defined meta:name="Info 4"/>
    <meta:document-statistic meta:table-count="3" meta:cell-count="6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9.2000007629395pt" style:font-family-asian="'Nimbus Sans L'" style:font-family-generic-asian="system" style:font-pitch-asian="variable" style:font-size-asian="19.2000007629395pt" style:font-family-complex="'Nimbus Sans L'" style:font-family-generic-complex="system" style:font-pitch-complex="variable" style:font-size-complex="19.2000007629395pt"/>
    </style:style>
    <style:style style:name="ch3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0.1999998092651pt" style:font-family-asian="'Nimbus Sans L'" style:font-family-generic-asian="system" style:font-pitch-asian="variable" style:font-size-asian="10.1999998092651pt" style:font-family-complex="'Nimbus Sans L'" style:font-family-generic-complex="system" style:font-pitch-complex="variable" style:font-size-complex="10.1999998092651pt"/>
    </style:style>
    <style:style style:name="ch5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3.1999998092651pt" style:font-family-asian="'Nimbus Sans L'" style:font-family-generic-asian="system" style:font-pitch-asian="variable" style:font-size-asian="13.1999998092651pt" style:font-family-complex="'Nimbus Sans L'" style:font-family-generic-complex="system" style:font-pitch-complex="variable" style:font-size-complex="13.1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0.1999998092651pt" style:font-family-asian="'Nimbus Sans L'" style:font-family-generic-asian="system" style:font-pitch-asian="variable" style:font-size-asian="10.1999998092651pt" style:font-family-complex="'Nimbus Sans L'" style:font-family-generic-complex="system" style:font-pitch-complex="variable" style:font-size-complex="10.1999998092651pt"/>
    </style:style>
    <style:style style:name="ch7" style:family="chart">
      <style:graphic-properties draw:fill-color="#9999ff"/>
      <style:text-properties fo:font-family="'Nimbus Sans L'" style:font-family-generic="swiss" style:font-pitch="variable" fo:font-size="9pt" style:font-family-asian="'Nimbus Sans L'" style:font-family-generic-asian="system" style:font-pitch-asian="variable" style:font-size-asian="9pt" style:font-family-complex="'Nimbus Sans L'" style:font-family-generic-complex="system" style:font-pitch-complex="variable" style:font-size-complex="9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15.587cm" svg:height="10.505cm" chart:class="chart:bar" chart:style-name="ch1">
        <chart:title svg:x="0.188cm" svg:y="0.21cm" chart:style-name="ch2">
          <text:p>Percentage PDB files covered by previous clusters</text:p>
        </chart:title>
        <chart:plot-area chart:style-name="ch3" table:cell-range-address="Sheet1.$A$1:.$B$5" chart:data-source-has-labels="column" chart:table-number-list="0" svg:x="0.309cm" svg:y="1.634cm" svg:width="14.964cm" svg:height="8.66cm">
          <chart:axis chart:dimension="x" chart:name="primary-x" chart:style-name="ch4">
            <chart:title svg:x="7.608cm" svg:y="9.597cm" chart:style-name="ch5">
              <text:p>CDR label</text:p>
            </chart:title>
            <chart:categories table:cell-range-address="local-table.A2:.A6"/>
          </chart:axis>
          <chart:axis chart:dimension="y" chart:name="primary-y" chart:style-name="ch6">
            <chart:title svg:x="0.309cm" svg:y="8.325cm" chart:style-name="ch5">
              <text:p>Percentage in previous cluster.</text:p>
            </chart:title>
            <chart:grid chart:class="major"/>
          </chart:axis>
          <chart:series chart:style-name="ch7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1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L2</text:p>
              </table:table-cell>
              <table:table-cell office:value-type="float" office:value="98.4238178634">
                <text:p>98.4238178634</text:p>
              </table:table-cell>
            </table:table-row>
            <table:table-row>
              <table:table-cell office:value-type="string">
                <text:p>L3</text:p>
              </table:table-cell>
              <table:table-cell office:value-type="float" office:value="92.131147541">
                <text:p>92.131147541</text:p>
              </table:table-cell>
            </table:table-row>
            <table:table-row>
              <table:table-cell office:value-type="string">
                <text:p>H1</text:p>
              </table:table-cell>
              <table:table-cell office:value-type="float" office:value="84.78">
                <text:p>84.78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94.9">
                <text:p>94.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21.1000003814697pt" style:font-family-asian="'Nimbus Sans L'" style:font-family-generic-asian="system" style:font-pitch-asian="variable" style:font-size-asian="21.1000003814697pt" style:font-family-complex="'Nimbus Sans L'" style:font-family-generic-complex="system" style:font-pitch-complex="variable" style:font-size-complex="21.1000003814697pt"/>
    </style:style>
    <style:style style:name="ch3" style:family="chart">
      <style:chart-properties chart:japanese-candle-stick="false" chart:three-dimensional="false" chart:deep="false" chart:lines="false" chart:interpolation="none" chart:symbol-type="automatic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Nimbus Sans L'" style:font-family-generic-asian="system" style:font-pitch-asian="variable" style:font-size-asian="12.3000001907349pt" style:font-family-complex="'Nimbus Sans L'" style:font-family-generic-complex="system" style:font-pitch-complex="variable" style:font-size-complex="12.3000001907349pt"/>
    </style:style>
    <style:style style:name="ch5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4.6000003814697pt" style:font-family-asian="'Nimbus Sans L'" style:font-family-generic-asian="system" style:font-pitch-asian="variable" style:font-size-asian="14.6000003814697pt" style:font-family-complex="'Nimbus Sans L'" style:font-family-generic-complex="system" style:font-pitch-complex="variable" style:font-size-complex="14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Nimbus Sans L'" style:font-family-generic-asian="system" style:font-pitch-asian="variable" style:font-size-asian="12.3000001907349pt" style:font-family-complex="'Nimbus Sans L'" style:font-family-generic-complex="system" style:font-pitch-complex="variable" style:font-size-complex="12.3000001907349pt"/>
    </style:style>
    <style:style style:name="ch7" style:family="chart">
      <style:graphic-properties draw:fill-color="#993366"/>
      <style:text-properties fo:font-family="'Nimbus Sans L'" style:font-family-generic="swiss" style:font-pitch="variable" fo:font-size="10.3999996185303pt" style:font-family-asian="'Nimbus Sans L'" style:font-family-generic-asian="system" style:font-pitch-asian="variable" style:font-size-asian="10.3999996185303pt" style:font-family-complex="'Nimbus Sans L'" style:font-family-generic-complex="system" style:font-pitch-complex="variable" style:font-size-complex="10.399999618530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6.138cm" svg:height="11.407cm" chart:class="chart:scatter" chart:style-name="ch1">
        <chart:title svg:x="8.069cm" svg:y="0.228cm" chart:style-name="ch2">
          <text:p/>
        </chart:title>
        <chart:plot-area chart:style-name="ch3" table:cell-range-address="Sheet1.$A$17:.$B$167" chart:table-number-list="0" svg:x="0.322cm" svg:y="1.034cm" svg:width="15.494cm" svg:height="10.145cm">
          <chart:axis chart:dimension="x" chart:name="primary-x" chart:style-name="ch4">
            <chart:title svg:x="4.777cm" svg:y="10.414cm" chart:style-name="ch5">
              <text:p>Number different sequences in cluster</text:p>
            </chart:title>
            <chart:categories table:cell-range-address="local-table.A2:.A152"/>
          </chart:axis>
          <chart:axis chart:dimension="y" chart:name="primary-y" chart:style-name="ch6">
            <chart:title svg:x="0.322cm" svg:y="7.031cm" chart:style-name="ch5">
              <text:p>Length of insert.</text:p>
            </chart:title>
            <chart:grid chart:class="major"/>
          </chart:axis>
          <chart:series chart:style-name="ch7">
            <chart:domain/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0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